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 table:style-name="Default"/>
          <table:table-cell table:style-name="Default" office:value-type="float" office:value="450">
            <text:p>450</text:p>
          </table:table-cell>
          <table:table-cell table:number-columns-repeated="5" table:style-name="Default"/>
          <table:table-cell table:style-name="Default" office:value-type="float" office:value="300">
            <text:p>300</text:p>
          </table:table-cell>
          <table:table-cell table:number-columns-repeated="5" table:style-name="Default"/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6]+[.H26]+[.N26]" office:value-type="float" office:value="300">
            <text:p>3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7]+[.H27]+[.N27]" office:value-type="float" office:value="600">
            <text:p>6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900">
            <text:p>9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100">
            <text:p>11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300">
            <text:p>13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500">
            <text:p>15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700">
            <text:p>17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2000">
            <text:p>20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6]+[.H36]+[.N36]" office:value-type="float" office:value="300">
            <text:p>3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7]+[.H37]+[.N37]" office:value-type="float" office:value="600">
            <text:p>6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900">
            <text:p>9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100">
            <text:p>11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300">
            <text:p>13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500">
            <text:p>15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700">
            <text:p>17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2000">
            <text:p>20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6:resultados.T23 resultados.U15:resultados.U15 resultados.U16:resultados.U23 resultados.T16:resultados.T23 resultados.V15:resultados.V15 resultados.V16:resultados.V23 resultados.T16:resultados.T23 resultados.W15:resultados.W15 resultados.W16:resultados.W23 resultados.T16:resultados.T23 resultados.X15:resultados.X15 resultados.X16:resultados.X23 resultados.T16:resultados.T23 resultados.Y15:resultados.Y15 resultados.Y16:resultados.Y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6:resultados.T33 resultados.U25:resultados.U25 resultados.U26:resultados.U33 resultados.T26:resultados.T33 resultados.V25:resultados.V25 resultados.V26:resultados.V33 resultados.T26:resultados.T33 resultados.W25:resultados.W25 resultados.W26:resultados.W33 resultados.T26:resultados.T33 resultados.X25:resultados.X25 resultados.X26:resultados.X33 resultados.T26:resultados.T33 resultados.Y25:resultados.Y25 resultados.Y26:resultados.Y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36 resultados.U35:resultados.U35 resultados.U35:resultados.U36 resultados.T35:resultados.T36 resultados.V35:resultados.V35 resultados.V35:resultados.V36 resultados.T35:resultados.T36 resultados.W35:resultados.W35 resultados.W35:resultados.W36 resultados.T35:resultados.T36 resultados.X35:resultados.X35 resultados.X35:resultados.X36 resultados.T35:resultados.T36 resultados.Y35:resultados.Y35 resultados.Y35:resultados.Y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12T17:08:24</dc:date>
    <dc:creator>diego </dc:creator>
    <meta:editing-duration>PT2H25M37S</meta:editing-duration>
    <meta:editing-cycles>58</meta:editing-cycles>
    <meta:document-statistic meta:table-count="3" meta:cell-count="9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6:resultados.Y23 resultados.U15:resultados.Y15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3" chart:label-cell-address="resultados.U15:resultados.U15" chart:class="chart:scatter">
            <chart:domain table:cell-range-address="resultados.T16:resultados.T23"/>
            <chart:data-point chart:repeated="8"/>
          </chart:series>
          <chart:series chart:style-name="ch9" chart:values-cell-range-address="resultados.V16:resultados.V23" chart:label-cell-address="resultados.V15:resultados.V15" chart:class="chart:scatter">
            <chart:data-point chart:repeated="8"/>
          </chart:series>
          <chart:series chart:style-name="ch10" chart:values-cell-range-address="resultados.W16:resultados.W23" chart:label-cell-address="resultados.W15:resultados.W15" chart:class="chart:scatter">
            <chart:data-point chart:repeated="8"/>
          </chart:series>
          <chart:series chart:style-name="ch11" chart:values-cell-range-address="resultados.X16:resultados.X23" chart:label-cell-address="resultados.X15:resultados.X15" chart:class="chart:scatter">
            <chart:data-point chart:repeated="8"/>
          </chart:series>
          <chart:series chart:style-name="ch12" chart:values-cell-range-address="resultados.Y16:resultados.Y23" chart:label-cell-address="resultados.Y15:resultados.Y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3</svg:desc>
                </draw:g>
              </table:table-cell>
              <table:table-cell office:value-type="float" office:value="0">
                <text:p>0</text:p>
                <draw:g>
                  <svg:desc>resultados.U16:resultados.U23</svg:desc>
                </draw:g>
              </table:table-cell>
              <table:table-cell office:value-type="float" office:value="NaN">
                <text:p>NaN</text:p>
                <draw:g>
                  <svg:desc>resultados.V16:resultados.V23</svg:desc>
                </draw:g>
              </table:table-cell>
              <table:table-cell office:value-type="float" office:value="NaN">
                <text:p>NaN</text:p>
                <draw:g>
                  <svg:desc>resultados.W16:resultados.W23</svg:desc>
                </draw:g>
              </table:table-cell>
              <table:table-cell office:value-type="float" office:value="NaN">
                <text:p>NaN</text:p>
                <draw:g>
                  <svg:desc>resultados.X16:resultados.X23</svg:desc>
                </draw:g>
              </table:table-cell>
              <table:table-cell office:value-type="float" office:value="NaN">
                <text:p>NaN</text:p>
                <draw:g>
                  <svg:desc>resultados.Y16:resultados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6:resultados.Y33 resultados.U25:resultados.Y25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6:resultados.U33" chart:label-cell-address="resultados.U25:resultados.U25" chart:class="chart:scatter">
            <chart:domain table:cell-range-address="resultados.T26:resultados.T33"/>
            <chart:data-point chart:repeated="8"/>
          </chart:series>
          <chart:series chart:style-name="ch9" chart:values-cell-range-address="resultados.V26:resultados.V33" chart:label-cell-address="resultados.V25:resultados.V25" chart:class="chart:scatter">
            <chart:data-point chart:repeated="8"/>
          </chart:series>
          <chart:series chart:style-name="ch10" chart:values-cell-range-address="resultados.W26:resultados.W33" chart:label-cell-address="resultados.W25:resultados.W25" chart:class="chart:scatter">
            <chart:data-point chart:repeated="8"/>
          </chart:series>
          <chart:series chart:style-name="ch11" chart:values-cell-range-address="resultados.X26:resultados.X33" chart:label-cell-address="resultados.X25:resultados.X25" chart:class="chart:scatter">
            <chart:data-point chart:repeated="8"/>
          </chart:series>
          <chart:series chart:style-name="ch12" chart:values-cell-range-address="resultados.Y26:resultados.Y33" chart:label-cell-address="resultados.Y25:resultados.Y2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5:resultados.U25</svg:desc>
                </draw:g>
              </table:table-cell>
              <table:table-cell office:value-type="string">
                <text:p>Media total datos clusterizados</text:p>
                <draw:g>
                  <svg:desc>resultados.V25:resultados.V25</svg:desc>
                </draw:g>
              </table:table-cell>
              <table:table-cell office:value-type="string">
                <text:p>Media total datos sin clusterizar</text:p>
                <draw:g>
                  <svg:desc>resultados.W25:resultados.W25</svg:desc>
                </draw:g>
              </table:table-cell>
              <table:table-cell office:value-type="string">
                <text:p>Desviación estándar total datos clusterizados</text:p>
                <draw:g>
                  <svg:desc>resultados.X25:resultados.X2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5:resultados.Y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6:resultados.T33</svg:desc>
                </draw:g>
              </table:table-cell>
              <table:table-cell office:value-type="float" office:value="0">
                <text:p>0</text:p>
                <draw:g>
                  <svg:desc>resultados.U26:resultados.U33</svg:desc>
                </draw:g>
              </table:table-cell>
              <table:table-cell office:value-type="float" office:value="NaN">
                <text:p>NaN</text:p>
                <draw:g>
                  <svg:desc>resultados.V26:resultados.V33</svg:desc>
                </draw:g>
              </table:table-cell>
              <table:table-cell office:value-type="float" office:value="NaN">
                <text:p>NaN</text:p>
                <draw:g>
                  <svg:desc>resultados.W26:resultados.W33</svg:desc>
                </draw:g>
              </table:table-cell>
              <table:table-cell office:value-type="float" office:value="NaN">
                <text:p>NaN</text:p>
                <draw:g>
                  <svg:desc>resultados.X26:resultados.X33</svg:desc>
                </draw:g>
              </table:table-cell>
              <table:table-cell office:value-type="float" office:value="NaN">
                <text:p>NaN</text:p>
                <draw:g>
                  <svg:desc>resultados.Y26:resultados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36" chart:data-source-has-labels="row" svg:x="1.106cm" svg:y="2.371cm" svg:width="21.995cm" svg:height="15.093cm">
          <chartooo:coordinate-region svg:x="1.727cm" svg:y="2.571cm" svg:width="21.187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5:resultados.U36" chart:label-cell-address="resultados.U35:resultados.U35" chart:class="chart:scatter">
            <chart:domain table:cell-range-address="resultados.T35:resultados.T36"/>
            <chart:data-point/>
          </chart:series>
          <chart:series chart:style-name="ch8" chart:values-cell-range-address="resultados.V35:resultados.V36" chart:label-cell-address="resultados.V35:resultados.V35" chart:class="chart:scatter">
            <chart:data-point/>
          </chart:series>
          <chart:series chart:style-name="ch9" chart:values-cell-range-address="resultados.W35:resultados.W36" chart:label-cell-address="resultados.W35:resultados.W35" chart:class="chart:scatter">
            <chart:data-point/>
          </chart:series>
          <chart:series chart:style-name="ch10" chart:values-cell-range-address="resultados.X35:resultados.X36" chart:label-cell-address="resultados.X35:resultados.X35" chart:class="chart:scatter">
            <chart:data-point/>
          </chart:series>
          <chart:series chart:style-name="ch11" chart:values-cell-range-address="resultados.Y35:resultados.Y36" chart:label-cell-address="resultados.Y35:resultados.Y35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5:resultados.U35</svg:desc>
                </draw:g>
              </table:table-cell>
              <table:table-cell office:value-type="string">
                <text:p>Media total datos clusterizados</text:p>
                <draw:g>
                  <svg:desc>resultados.V35:resultados.V35</svg:desc>
                </draw:g>
              </table:table-cell>
              <table:table-cell office:value-type="string">
                <text:p>Media total datos sin clusterizar</text:p>
                <draw:g>
                  <svg:desc>resultados.W35:resultados.W35</svg:desc>
                </draw:g>
              </table:table-cell>
              <table:table-cell office:value-type="string">
                <text:p>Desviación estándar total datos clusterizados</text:p>
                <draw:g>
                  <svg:desc>resultados.X35:resultados.X3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5:resultados.Y35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